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6.42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64.14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6.6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.49mm"/>
    </style:style>
    <style:style style:name="co15" style:family="table-column">
      <style:table-column-properties fo:break-before="auto" style:column-width="30.14mm"/>
    </style:style>
    <style:style style:name="co16" style:family="table-column">
      <style:table-column-properties fo:break-before="auto" style:column-width="117.3mm"/>
    </style:style>
    <style:style style:name="co17" style:family="table-column">
      <style:table-column-properties fo:break-before="auto" style:column-width="60.87mm"/>
    </style:style>
    <style:style style:name="co18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12.2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114.56mm"/>
    </style:style>
    <style:style style:name="co22" style:family="table-column">
      <style:table-column-properties fo:break-before="auto" style:column-width="7.78mm"/>
    </style:style>
    <style:style style:name="co23" style:family="table-column">
      <style:table-column-properties fo:break-before="auto" style:column-width="34.63mm"/>
    </style:style>
    <style:style style:name="co24" style:family="table-column">
      <style:table-column-properties fo:break-before="auto" style:column-width="113.21mm"/>
    </style:style>
    <style:style style:name="co25" style:family="table-column">
      <style:table-column-properties fo:break-before="auto" style:column-width="46.28mm"/>
    </style:style>
    <style:style style:name="co26" style:family="table-column">
      <style:table-column-properties fo:break-before="auto" style:column-width="8.55mm"/>
    </style:style>
    <style:style style:name="co27" style:family="table-column">
      <style:table-column-properties fo:break-before="auto" style:column-width="44.93mm"/>
    </style:style>
    <style:style style:name="co28" style:family="table-column">
      <style:table-column-properties fo:break-before="auto" style:column-width="257.3mm"/>
    </style:style>
    <style:style style:name="co29" style:family="table-column">
      <style:table-column-properties fo:break-before="auto" style:column-width="45.07mm"/>
    </style:style>
    <style:style style:name="co30" style:family="table-column">
      <style:table-column-properties fo:break-before="auto" style:column-width="13.6mm"/>
    </style:style>
    <style:style style:name="co31" style:family="table-column">
      <style:table-column-properties fo:break-before="auto" style:column-width="32.09mm"/>
    </style:style>
    <style:style style:name="co32" style:family="table-column">
      <style:table-column-properties fo:break-before="auto" style:column-width="112.43mm"/>
    </style:style>
    <style:style style:name="co33" style:family="table-column">
      <style:table-column-properties fo:break-before="auto" style:column-width="41.84mm"/>
    </style:style>
    <style:style style:name="co34" style:family="table-column">
      <style:table-column-properties fo:break-before="auto" style:column-width="61.4mm"/>
    </style:style>
    <style:style style:name="co35" style:family="table-column">
      <style:table-column-properties fo:break-before="auto" style:column-width="25.01mm"/>
    </style:style>
    <style:style style:name="co36" style:family="table-column">
      <style:table-column-properties fo:break-before="auto" style:column-width="244.12mm"/>
    </style:style>
    <style:style style:name="co37" style:family="table-column">
      <style:table-column-properties fo:break-before="auto" style:column-width="112.66mm"/>
    </style:style>
    <style:style style:name="co38" style:family="table-column">
      <style:table-column-properties fo:break-before="auto" style:column-width="35.15mm"/>
    </style:style>
    <style:style style:name="co39" style:family="table-column">
      <style:table-column-properties fo:break-before="auto" style:column-width="24.01mm"/>
    </style:style>
    <style:style style:name="co40" style:family="table-column">
      <style:table-column-properties fo:break-before="auto" style:column-width="188.4mm"/>
    </style:style>
    <style:style style:name="co41" style:family="table-column">
      <style:table-column-properties fo:break-before="auto" style:column-width="123.28mm"/>
    </style:style>
    <style:style style:name="co42" style:family="table-column">
      <style:table-column-properties fo:break-before="auto" style:column-width="29.21mm"/>
    </style:style>
    <style:style style:name="co43" style:family="table-column">
      <style:table-column-properties fo:break-before="auto" style:column-width="176.76mm"/>
    </style:style>
    <style:style style:name="co44" style:family="table-column">
      <style:table-column-properties fo:break-before="auto" style:column-width="135.41mm"/>
    </style:style>
    <style:style style:name="co45" style:family="table-column">
      <style:table-column-properties fo:break-before="auto" style:column-width="33.41mm"/>
    </style:style>
    <style:style style:name="co46" style:family="table-column">
      <style:table-column-properties fo:break-before="auto" style:column-width="30.44mm"/>
    </style:style>
    <style:style style:name="co47" style:family="table-column">
      <style:table-column-properties fo:break-before="auto" style:column-width="209.2mm"/>
    </style:style>
    <style:style style:name="co48" style:family="table-column">
      <style:table-column-properties fo:break-before="auto" style:column-width="156.95mm"/>
    </style:style>
    <style:style style:name="co49" style:family="table-column">
      <style:table-column-properties fo:break-before="auto" style:column-width="28.22mm"/>
    </style:style>
    <style:style style:name="co50" style:family="table-column">
      <style:table-column-properties fo:break-before="auto" style:column-width="25.24mm"/>
    </style:style>
    <style:style style:name="co51" style:family="table-column">
      <style:table-column-properties fo:break-before="auto" style:column-width="112.64mm"/>
    </style:style>
    <style:style style:name="co52" style:family="table-column">
      <style:table-column-properties fo:break-before="auto" style:column-width="86.4mm"/>
    </style:style>
    <style:style style:name="co53" style:family="table-column">
      <style:table-column-properties fo:break-before="auto" style:column-width="33.66mm"/>
    </style:style>
    <style:style style:name="co54" style:family="table-column">
      <style:table-column-properties fo:break-before="auto" style:column-width="160.67mm"/>
    </style:style>
    <style:style style:name="co55" style:family="table-column">
      <style:table-column-properties fo:break-before="auto" style:column-width="90.61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2.43mm" fo:break-before="auto" style:use-optimal-row-height="false"/>
    </style:style>
    <style:style style:name="ro7" style:family="table-row">
      <style:table-row-properties style:row-height="4.57mm" fo:break-before="auto" style:use-optimal-row-height="true"/>
    </style:style>
    <style:style style:name="ro8" style:family="table-row">
      <style:table-row-properties style:row-height="12.26mm" fo:break-before="auto" style:use-optimal-row-height="false"/>
    </style:style>
    <style:style style:name="ta1" style:family="table" style:master-page-name="Default">
      <style:table-properties table:display="true" style:writing-mode="lr-tb" tableooo:tab-color="#669933"/>
    </style:style>
    <style:style style:name="ta2" style:family="table" style:master-page-name="Default">
      <style:table-properties table:display="true" style:writing-mode="lr-tb" tableooo:tab-color="#990066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006666"/>
    </style:style>
    <style:style style:name="ta5" style:family="table" style:master-page-name="Default">
      <style:table-properties table:display="true" style:writing-mode="lr-tb" tableooo:tab-color="#cc0000"/>
    </style:style>
    <style:style style:name="ta6" style:family="table" style:master-page-name="Default">
      <style:table-properties table:display="true" style:writing-mode="lr-tb" tableooo:tab-color="#009933"/>
    </style:style>
    <style:style style:name="ta7" style:family="table" style:master-page-name="Default">
      <style:table-properties table:display="true" style:writing-mode="lr-tb" tableooo:tab-color="#cc9900"/>
    </style:style>
    <style:style style:name="ta8" style:family="table" style:master-page-name="Default">
      <style:table-properties table:display="true" style:writing-mode="lr-tb" tableooo:tab-color="#ff3300"/>
    </style:style>
    <style:style style:name="ta9" style:family="table" style:master-page-name="Default">
      <style:table-properties table:display="true" style:writing-mode="lr-tb" tableooo:tab-color="#ccff66"/>
    </style:style>
    <style:style style:name="ta10" style:family="table" style:master-page-name="Default">
      <style:table-properties table:display="true" style:writing-mode="lr-tb" tableooo:tab-color="#999966"/>
    </style:style>
    <style:style style:name="ta11" style:family="table" style:master-page-name="Default">
      <style:table-properties table:display="true" style:writing-mode="lr-tb" tableooo:tab-color="#83caff"/>
    </style:style>
    <style:style style:name="ta12" style:family="table" style:master-page-name="Default">
      <style:table-properties table:display="true" style:writing-mode="lr-tb" tableooo:tab-color="#663366"/>
    </style:style>
    <style:style style:name="ta13" style:family="table" style:master-page-name="Default">
      <style:table-properties table:display="true" style:writing-mode="lr-tb" tableooo:tab-color="#9999ff"/>
    </style:style>
    <number:boolean-style style:name="N99">
      <number:boolean/>
    </number:boolean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0000" fo:font-size="14pt" style:font-size-asian="14pt" style:font-size-complex="14pt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00cc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#669933"/>
    </style:style>
    <style:style style:name="ce1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1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0066ff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order-bottom="none" fo:background-color="#6666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0000ff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808080"/>
      <style:text-properties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Arial"/>
    </style:style>
    <style:style style:name="ce30" style:family="table-cell" style:parent-style-name="Default">
      <style:table-cell-properties fo:background-color="#66ff66"/>
      <style:text-properties fo:color="#ff3333" fo:font-weight="bold" style:font-weight-asian="bold" style:font-weight-complex="bold"/>
    </style:style>
    <style:style style:name="ce31" style:family="table-cell" style:parent-style-name="Default">
      <style:table-cell-properties fo:background-color="#dddddd"/>
      <style:text-properties fo:color="#000000"/>
    </style:style>
    <style:style style:name="ce32" style:family="table-cell" style:parent-style-name="Default">
      <style:table-cell-properties fo:background-color="#66ff66"/>
      <style:text-properties fo:color="#000000"/>
    </style:style>
    <style:style style:name="ce33" style:family="table-cell" style:parent-style-name="Default">
      <style:table-cell-properties fo:background-color="#669933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style:vertical-align="bottom"/>
    </style:style>
    <style:style style:name="ce35" style:family="table-cell" style:parent-style-name="Default">
      <style:table-cell-properties fo:background-color="#6666ff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ext-properties style:font-name="Liberation Sans" style:font-name-asian="Droid Sans Fallback" style:font-name-complex="FreeSans"/>
    </style:style>
    <style:style style:name="ce41" style:family="table-cell" style:parent-style-name="Default">
      <style:text-properties fo:color="#800000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00000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font-name="Liberation Sans" style:font-name-asian="Droid Sans Fallback" style:font-name-complex="FreeSans"/>
    </style:style>
    <style:style style:name="ce4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transparent"/>
      <style:text-properties fo:color="#800000" style:font-name="Liberation Sans" style:font-name-asian="Droid Sans Fallback" style:font-name-complex="FreeSans"/>
    </style:style>
    <style:style style:name="ce49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2" style:family="table-cell" style:parent-style-name="Default">
      <style:table-cell-properties fo:background-color="transparent"/>
      <style:text-properties fo:color="#800000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Droid Sans Fallback" style:font-name-complex="FreeSans"/>
    </style:style>
    <style:style style:name="ce55" style:family="table-cell" style:parent-style-name="Default">
      <style:text-properties fo:color="#800000" style:font-name="Liberation Sans" style:font-name-asian="Droid Sans Fallback" style:font-name-complex="FreeSans"/>
    </style:style>
    <style:style style:name="ce56" style:family="table-cell" style:parent-style-name="Default" style:data-style-name="N99"/>
    <style:style style:name="ce57" style:family="table-cell" style:parent-style-name="Default" style:data-style-name="N99">
      <style:text-properties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, </text:p>
          </table:table-cell>
          <table:table-cell/>
          <table:table-cell table:style-name="ce10"/>
          <table:table-cell/>
          <table:table-cell table:style-name="ce10" table:number-columns-repeated="3"/>
          <table:table-cell table:number-columns-repeated="6"/>
        </table:table-row>
        <table:table-row table:style-name="ro2">
          <table:table-cell table:number-columns-repeated="2"/>
          <table:table-cell table:style-name="ce11" office:value-type="string" calcext:value-type="string">
            <text:p>tb_vaca</text:p>
          </table:table-cell>
          <table:table-cell/>
          <table:table-cell table:style-name="ce10"/>
          <table:table-cell table:number-columns-repeated="8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14" office:value-type="string" calcext:value-type="string">
            <text:p>partos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14" office:value-type="string" calcext:value-type="string">
            <text:p>preci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/>
          <table:table-cell table:style-name="ce1"/>
          <table:table-cell table:style-name="ce11" office:value-type="string" calcext:value-type="string">
            <text:p>tb_estado_vaca</text:p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14" office:value-type="string" calcext:value-type="string">
            <text:p>origen_vac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numero_vaca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3" office:value-type="string" calcext:value-type="string">
            <text:p>estado_vaca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float" office:value="12" calcext:value-type="float">
            <text:p>12</text:p>
          </table:table-cell>
          <table:table-cell table:style-name="ce15" office:value-type="string" calcext:value-type="string">
            <text:p>sex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5" office:value-type="string" calcext:value-type="string">
            <text:p>ciclos_lactancia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6"/>
          <table:table-cell/>
          <table:table-cell table:style-name="ce1"/>
          <table:table-cell table:style-name="ce16"/>
          <table:table-cell table:number-columns-repeated="2"/>
          <table:table-cell table:style-name="ce34"/>
          <table:table-cell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"/>
          <table:table-cell table:style-name="ce16"/>
          <table:table-cell table:number-columns-repeated="4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ce11" office:value-type="string" calcext:value-type="string">
            <text:p>tb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16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16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16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15" office:value-type="string" calcext:value-type="string">
            <text:p>ultimo_partos</text:p>
          </table:table-cell>
          <table:table-cell/>
          <table:table-cell table:style-name="ce26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 table:number-columns-repeated="2"/>
          <table:table-cell table:style-name="ce16"/>
          <table:table-cell/>
          <table:table-cell table:style-name="ce16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/>
          <table:table-cell table:number-columns-repeated="8"/>
        </table:table-row>
        <table:table-row table:style-name="ro2">
          <table:table-cell table:number-columns-repeated="2"/>
          <table:table-cell table:style-name="ce11" office:value-type="string" calcext:value-type="string">
            <text:p>tb_inseminacion</text:p>
          </table:table-cell>
          <table:table-cell/>
          <table:table-cell table:style-name="ce16"/>
          <table:table-cell table:number-columns-repeated="8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16" table:number-columns-repeated="3"/>
          <table:table-cell table:number-columns-repeated="6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16" table:number-columns-repeated="3"/>
          <table:table-cell table:number-columns-repeated="6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27"/>
          <table:table-cell table:style-name="ce16" table:number-columns-repeated="2"/>
          <table:table-cell table:number-columns-repeated="6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16" table:number-columns-repeated="3"/>
          <table:table-cell table:number-columns-repeated="6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16" table:number-columns-repeated="3"/>
          <table:table-cell table:number-columns-repeated="6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16" table:number-columns-repeated="3"/>
          <table:table-cell table:number-columns-repeated="6"/>
        </table:table-row>
        <table:table-row table:style-name="ro4">
          <table:table-cell/>
          <table:table-cell table:style-name="ce1" office:value-type="float" office:value="7" calcext:value-type="float">
            <text:p>7</text:p>
          </table:table-cell>
          <table:table-cell table:style-name="ce14" office:value-type="string" calcext:value-type="string">
            <text:p>pario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table:style-name="ce15" office:value-type="string" calcext:value-type="string">
            <text:p>ultima_inseminacion</text:p>
          </table:table-cell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11" office:value-type="string" calcext:value-type="string">
            <text:p>tb_junta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style-name="ce17" office:value-type="string" calcext:value-type="string">
            <text:p>vocal2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18" office:value-type="string" calcext:value-type="string">
            <text:p>vocal3</text:p>
          </table:table-cell>
          <table:table-cell table:number-columns-repeated="1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ce11" office:value-type="string" calcext:value-type="string">
            <text:p>tb_tipoactivida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i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table-cell table:style-name="ce13" office:value-type="string" calcext:value-type="string">
            <text:p>tipo</text:p>
          </table:table-cell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ce11" office:value-type="string" calcext:value-type="string">
            <text:p>tb_Hatoctivida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" office:value-type="float" office:value="1" calcext:value-type="float">
            <text:p>1</text:p>
          </table:table-cell>
          <table:table-cell table:style-name="ce13" office:value-type="string" calcext:value-type="string">
            <text:p>idHatoActivida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" office:value-type="float" office:value="2" calcext:value-type="float">
            <text:p>2</text:p>
          </table:table-cell>
          <table:table-cell table:style-name="ce13" office:value-type="string" calcext:value-type="string">
            <text:p>idsoc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" office:value-type="float" office:value="3" calcext:value-type="float">
            <text:p>3</text:p>
          </table:table-cell>
          <table:table-cell table:style-name="ce13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19" table:number-columns-spanned="10" table:number-rows-spanned="1"/>
          <table:covered-table-cell table:number-columns-repeated="9"/>
          <table:table-cell/>
        </table:table-row>
        <table:table-row table:style-name="ro2">
          <table:table-cell/>
          <table:table-cell table:style-name="ce2" table:number-columns-repeated="2"/>
          <table:table-cell table:style-name="ce25"/>
          <table:table-cell table:style-name="ce2" table:number-columns-repeated="9"/>
        </table:table-row>
        <table:table-row table:style-name="ro2">
          <table:table-cell/>
          <table:table-cell table:style-name="ce2"/>
          <table:table-cell table:style-name="ce11" office:value-type="string" calcext:value-type="string">
            <text:p>tb_Persona</text:p>
          </table:table-cell>
          <table:table-cell table:style-name="ce25"/>
          <table:table-cell table:style-name="ce2"/>
          <table:table-cell table:style-name="ce11" office:value-type="string" calcext:value-type="string">
            <text:p>tbsociodireccion</text:p>
          </table:table-cell>
          <table:table-cell table:style-name="ce2" table:number-columns-repeated="2"/>
          <table:table-cell table:style-name="ce11" office:value-type="string" calcext:value-type="string">
            <text:p>tbsocioestado</text:p>
          </table:table-cell>
          <table:table-cell table:style-name="ce2" table:number-columns-repeated="2"/>
          <table:table-cell table:style-name="ce11" office:value-type="string" calcext:value-type="string">
            <text:p>tbsoci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dPersona</text:p>
          </table:table-cell>
          <table:table-cell table:style-name="ce25"/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ocio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ocioestado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ocioid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edula</text:p>
          </table:table-cell>
          <table:table-cell table:style-name="ce25"/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socioprovincia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socioestadodetalle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sociocedula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style-name="ce25"/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sociocanton</text:p>
          </table:table-cell>
          <table:table-cell table:style-name="ce2" table:number-columns-repeated="4"/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socionombre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rimerapellido</text:p>
          </table:table-cell>
          <table:table-cell table:style-name="ce25"/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sociodistrito</text:p>
          </table:table-cell>
          <table:table-cell table:style-name="ce2" table:number-columns-repeated="4"/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socioprimerapellid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egundoapellido</text:p>
          </table:table-cell>
          <table:table-cell table:style-name="ce25"/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sociopueblo</text:p>
          </table:table-cell>
          <table:table-cell table:style-name="ce2" table:number-columns-repeated="4"/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sociosegundoapellid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elcasa</text:p>
          </table:table-cell>
          <table:table-cell table:style-name="ce25"/>
          <table:table-cell table:style-name="ce28"/>
          <table:table-cell table:style-name="ce29" table:number-columns-spanned="4" table:number-rows-spanned="5"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sociotelefon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17" office:value-type="string" calcext:value-type="string">
            <text:p>telmovil</text:p>
          </table:table-cell>
          <table:table-cell table:style-name="ce25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17" office:value-type="string" calcext:value-type="string">
            <text:p>sociocorreo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25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21" office:value-type="string" calcext:value-type="string">
            <text:p>tipoactividadid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25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21" table:formula="of:=[Tablas.I76]" office:value-type="string" office:string-value="fincatipoid" calcext:value-type="string">
            <text:p>fincatipoid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25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21" office:value-type="string" calcext:value-type="string">
            <text:p>sociofechaingreso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1" office:value-type="string" calcext:value-type="string">
            <text:p>tbfinca</text:p>
          </table:table-cell>
          <table:table-cell table:style-name="ce2" table:number-columns-repeated="2"/>
          <table:table-cell table:style-name="ce11" office:value-type="string" calcext:value-type="string">
            <text:p>tbfincadireccion</text:p>
          </table:table-cell>
          <table:table-cell table:style-name="ce2" table:number-columns-repeated="2"/>
          <table:table-cell table:style-name="ce11" office:value-type="string" calcext:value-type="string">
            <text:p>tbfincatipo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21" table:formula="of:=[Tablas.I65]" office:value-type="string" office:string-value="socioestadoid" calcext:value-type="string">
            <text:p>socioestadoid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inca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finca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fincatipoid</text:p>
          </table:table-cell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formula="of:=[Tablas.L65]" office:value-type="string" office:string-value="socioid" calcext:value-type="string">
            <text:p>socioid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fincaprovincia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fincatiponombre</text:p>
          </table:table-cell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fincaarea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fincacanton</text:p>
          </table:table-cell>
          <table:table-cell table:style-name="ce2"/>
          <table:table-cell table:style-name="ce3"/>
          <table:table-cell table:style-name="ce13"/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incacantidadbobinos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fincadistrito</text:p>
          </table:table-cell>
          <table:table-cell table:style-name="ce2" table:number-columns-repeated="7"/>
        </table:table-row>
        <table:table-row table:style-name="ro2">
          <table:table-cell/>
          <table:table-cell table:style-name="ce2" table:number-columns-repeated="3"/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fincapueblo</text:p>
          </table:table-cell>
          <table:table-cell table:style-name="ce2" table:number-columns-repeated="7"/>
        </table:table-row>
        <table:table-row table:style-name="ro2">
          <table:table-cell/>
          <table:table-cell table:style-name="ce2" table:number-columns-repeated="3"/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fincaexacta</text:p>
          </table:table-cell>
          <table:table-cell table:style-name="ce2" table:number-columns-repeated="7"/>
        </table:table-row>
        <table:table-row table:style-name="ro2" table:number-rows-repeated="2">
          <table:table-cell/>
          <table:table-cell table:style-name="ce2" table:number-columns-repeated="12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5">
          <table:table-cell/>
          <table:table-cell table:style-name="ce4" office:value-type="string" calcext:value-type="string" table:number-columns-spanned="12" table:number-rows-spanned="1">
            <text:p>Nuevas tablas implementadas el dia 12 de setiembre del 2017</text:p>
          </table:table-cell>
          <table:covered-table-cell table:number-columns-repeated="11" table:style-name="ce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tbtipocerca</text:p>
          </table:table-cell>
          <table:table-cell table:style-name="ce5" table:number-columns-repeated="2"/>
          <table:table-cell table:style-name="ce20" office:value-type="string" calcext:value-type="string">
            <text:p>tbfierro</text:p>
          </table:table-cell>
          <table:table-cell table:style-name="ce5" table:number-columns-repeated="2"/>
          <table:table-cell table:style-name="ce20" office:value-type="string" calcext:value-type="string">
            <text:p>tbexamenbrusela</text:p>
          </table:table-cell>
          <table:table-cell table:style-name="ce5" table:number-columns-repeated="2"/>
          <table:table-cell table:style-name="ce35" office:value-type="string" calcext:value-type="string">
            <text:p>tbcolaborador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fincacerca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1" office:value-type="string" calcext:value-type="string">
            <text:p>fierro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1" office:value-type="string" calcext:value-type="string">
            <text:p>examenbrusela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6" office:value-type="string" calcext:value-type="string">
            <text:p>colaboradorid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fincacercatipo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fierrotien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examenbruselavigen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36" office:value-type="string" calcext:value-type="string">
            <text:p>colaboradorcedula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21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fierroruta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examenbruselafechavencimiento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36" office:value-type="string" calcext:value-type="string">
            <text:p>colaboradornombre</text:p>
          </table:table-cell>
          <table:table-cell table:style-name="ce5"/>
        </table:table-row>
        <table:table-row table:style-name="ro2">
          <table:table-cell/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21" office:value-type="string" calcext:value-type="string">
            <text:p>idsocio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1" office:value-type="string" calcext:value-type="string">
            <text:p>idsocio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36" office:value-type="string" calcext:value-type="string">
            <text:p>colaboradorprimerapellido</text:p>
          </table:table-cell>
          <table:table-cell table:style-name="ce5"/>
        </table:table-row>
        <table:table-row table:style-name="ro2">
          <table:table-cell/>
          <table:table-cell table:style-name="ce5"/>
          <table:table-cell table:style-name="ce20" office:value-type="string" calcext:value-type="string">
            <text:p>tbcvo</text:p>
          </table:table-cell>
          <table:table-cell table:style-name="ce5" table:number-columns-repeated="7"/>
          <table:table-cell table:style-name="ce5" office:value-type="float" office:value="5" calcext:value-type="float">
            <text:p>5</text:p>
          </table:table-cell>
          <table:table-cell table:style-name="ce36" office:value-type="string" calcext:value-type="string">
            <text:p>colaboradorsegundoapellid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21" office:value-type="string" calcext:value-type="string">
            <text:p>cvoid</text:p>
          </table:table-cell>
          <table:table-cell table:style-name="ce5" table:number-columns-repeated="5"/>
          <table:table-cell table:style-name="ce20" office:value-type="string" calcext:value-type="string">
            <text:p>tbexamentuberculosis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36" office:value-type="string" calcext:value-type="string">
            <text:p>colaboradorcorre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cvotien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1" office:value-type="string" calcext:value-type="string">
            <text:p>examentuberculosisid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36" office:value-type="string" calcext:value-type="string">
            <text:p>colaboradortelefon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cvofechavigencia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examentuberculosisvigent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21" office:value-type="string" calcext:value-type="string">
            <text:p>idsocio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examentuberculosisfechavencimiento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table:number-columns-repeated="6"/>
          <table:table-cell table:style-name="ce5" office:value-type="float" office:value="4" calcext:value-type="float">
            <text:p>4</text:p>
          </table:table-cell>
          <table:table-cell table:style-name="ce21" office:value-type="string" calcext:value-type="string">
            <text:p>idsocio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6" table:number-columns-repeated="12"/>
        </table:table-row>
        <table:table-row table:style-name="ro2">
          <table:table-cell/>
          <table:table-cell table:style-name="ce6"/>
          <table:table-cell table:style-name="ce22" office:value-type="string" calcext:value-type="string">
            <text:p>tb_Hat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hatoid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ocioid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hatoraz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hatoterner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hatoterner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hatonovill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7" calcext:value-type="float">
            <text:p>7</text:p>
          </table:table-cell>
          <table:table-cell table:style-name="ce17" office:value-type="string" calcext:value-type="string">
            <text:p>hatonovill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hatonovillaprenad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table:style-name="ce18" office:value-type="string" calcext:value-type="string">
            <text:p>hatotoroengorde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10" calcext:value-type="float">
            <text:p>10</text:p>
          </table:table-cell>
          <table:table-cell table:style-name="ce21" office:value-type="string" calcext:value-type="string">
            <text:p>hatotoroservicio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11" calcext:value-type="float">
            <text:p>11</text:p>
          </table:table-cell>
          <table:table-cell table:style-name="ce21" office:value-type="string" calcext:value-type="string">
            <text:p>hatovacacria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21" office:value-type="string" calcext:value-type="string">
            <text:p>hatovacaengorde</text:p>
          </table:table-cell>
          <table:table-cell table:style-name="ce6" table:number-columns-repeated="10"/>
        </table:table-row>
        <table:table-row table:style-name="ro2" table:number-rows-repeated="3">
          <table:table-cell/>
          <table:table-cell table:style-name="ce5" table:number-columns-repeated="12"/>
        </table:table-row>
        <table:table-row table:style-name="ro2" table:number-rows-repeated="3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8" table:number-columns-repeated="12"/>
        </table:table-row>
        <table:table-row table:style-name="ro2">
          <table:table-cell/>
          <table:table-cell table:style-name="ce8" table:number-columns-repeated="4"/>
          <table:table-cell table:style-name="ce30" office:value-type="string" calcext:value-type="string">
            <text:p>Nuevas tabla dia 22/10</text:p>
          </table:table-cell>
          <table:table-cell table:style-name="ce8" table:number-columns-repeated="7"/>
        </table:table-row>
        <table:table-row table:style-name="ro2">
          <table:table-cell/>
          <table:table-cell table:style-name="ce8" table:number-columns-repeated="12"/>
        </table:table-row>
        <table:table-row table:style-name="ro2">
          <table:table-cell/>
          <table:table-cell table:style-name="ce8"/>
          <table:table-cell table:style-name="ce23" office:value-type="string" calcext:value-type="string">
            <text:p>tbactaaprobacion</text:p>
          </table:table-cell>
          <table:table-cell table:style-name="ce8" table:number-columns-repeated="2"/>
          <table:table-cell table:style-name="ce23" office:value-type="string" calcext:value-type="string">
            <text:p>tbanualidad</text:p>
          </table:table-cell>
          <table:table-cell table:style-name="ce8" table:number-columns-repeated="2"/>
          <table:table-cell table:style-name="ce23" office:value-type="string" calcext:value-type="string">
            <text:p>tbpagoanualidad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string" calcext:value-type="string">
            <text:p>actaaprocioni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31" office:value-type="string" calcext:value-type="string">
            <text:p>anualidadid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24" office:value-type="string" calcext:value-type="string">
            <text:p>pagoanualidadid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24" office:value-type="string" calcext:value-type="string">
            <text:p>socioi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31" office:value-type="string" calcext:value-type="string">
            <text:p>responsablei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24" office:value-type="string" calcext:value-type="string">
            <text:p>socioid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24" office:value-type="string" calcext:value-type="string">
            <text:p>actaaprocionsecion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31" office:value-type="string" calcext:value-type="string">
            <text:p>anualidadmonto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24" office:value-type="string" calcext:value-type="string">
            <text:p>pagoanualidadanterior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24" office:value-type="string" calcext:value-type="string">
            <text:p>actaaprocionfecha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31" office:value-type="string" calcext:value-type="string">
            <text:p>anualidadfechaactualizacion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24" office:value-type="string" calcext:value-type="string">
            <text:p>pagoanuliadadactual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5" calcext:value-type="float">
            <text:p>5</text:p>
          </table:table-cell>
          <table:table-cell table:style-name="ce24" office:value-type="string" calcext:value-type="string">
            <text:p>actaaprocioncodicion</text:p>
          </table:table-cell>
          <table:table-cell table:style-name="ce8" table:number-columns-repeated="2"/>
          <table:table-cell table:style-name="ce32"/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24" office:value-type="string" calcext:value-type="string">
            <text:p>pagoanualidadproximo</text:p>
          </table:table-cell>
          <table:table-cell table:style-name="ce8" table:number-columns-repeated="4"/>
        </table:table-row>
        <table:table-row table:style-name="ro2">
          <table:table-cell/>
          <table:table-cell table:style-name="ce8" office:value-type="float" office:value="6" calcext:value-type="float">
            <text:p>6</text:p>
          </table:table-cell>
          <table:table-cell table:style-name="ce24" office:value-type="string" calcext:value-type="string">
            <text:p>actaaprobacionmotivo</text:p>
          </table:table-cell>
          <table:table-cell table:style-name="ce8" table:number-columns-repeated="4"/>
          <table:table-cell table:style-name="ce8" office:value-type="float" office:value="6" calcext:value-type="float">
            <text:p>6</text:p>
          </table:table-cell>
          <table:table-cell table:style-name="ce24" office:value-type="string" calcext:value-type="string">
            <text:p>pagoanualidadestado</text:p>
          </table:table-cell>
          <table:table-cell table:style-name="ce8" table:number-columns-repeated="4"/>
        </table:table-row>
        <table:table-row table:style-name="ro2" table:number-rows-repeated="4">
          <table:table-cell/>
          <table:table-cell table:style-name="ce8" table:number-columns-repeated="12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9" table:number-columns-repeated="4"/>
          <table:table-cell table:style-name="ce33" office:value-type="string" calcext:value-type="string">
            <text:p>Nuevas tabla dia 27/10</text:p>
          </table:table-cell>
          <table:table-cell table:style-name="ce9" table:number-columns-repeated="7"/>
        </table:table-row>
        <table:table-row table:style-name="ro2">
          <table:table-cell/>
          <table:table-cell table:style-name="ce9" table:number-columns-repeated="12"/>
        </table:table-row>
        <table:table-row table:style-name="ro2">
          <table:table-cell/>
          <table:table-cell table:style-name="ce9"/>
          <table:table-cell table:style-name="ce23" office:value-type="string" calcext:value-type="string">
            <text:p>tblogin</text:p>
          </table:table-cell>
          <table:table-cell table:style-name="ce9" table:number-columns-repeated="2"/>
          <table:table-cell table:style-name="ce23" office:value-type="string" calcext:value-type="string">
            <text:p>tbaviso</text:p>
          </table:table-cell>
          <table:table-cell table:style-name="ce9" table:number-columns-repeated="7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idlogin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idaviso</text:p>
          </table:table-cell>
          <table:table-cell table:style-name="ce9" table:number-columns-repeated="7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socioid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socioId</text:p>
          </table:table-cell>
          <table:table-cell table:style-name="ce9" table:number-columns-repeated="7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userlogin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temaaviso</text:p>
          </table:table-cell>
          <table:table-cell table:style-name="ce9" table:number-columns-repeated="7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passwordlogin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detalleaviso</text:p>
          </table:table-cell>
          <table:table-cell table:style-name="ce9" table:number-columns-repeated="7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rollogin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rutafotoaviso</text:p>
          </table:table-cell>
          <table:table-cell table:style-name="ce9" table:number-columns-repeated="7"/>
        </table:table-row>
        <table:table-row table:style-name="ro2" table:number-rows-repeated="2">
          <table:table-cell/>
          <table:table-cell table:style-name="ce9" table:number-columns-repeated="12"/>
        </table:table-row>
        <table:table-row table:style-name="ro2">
          <table:table-cell/>
          <table:table-cell table:style-name="ce9" table:number-columns-repeated="12"/>
        </table:table-row>
      </table:table>
      <table:table table:name="parto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38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39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3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40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39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4"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ce39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5">
        <table:table-column table:style-name="co26" table:default-cell-style-name="Default"/>
        <table:table-column table:style-name="co27" table:default-cell-style-name="ce4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3" table:default-cell-style-name="ce42"/>
        <table:table-row table:style-name="ro2">
          <table:table-cell/>
          <table:table-cell table:style-name="Default"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insert</text:p>
          </table:table-cell>
          <table:table-cell table:style-name="ce40" table:formula="of:=CONCATENATE([Tablas.L65];[Tablas.A1];[Tablas.L66];[Tablas.A1];[Tablas.L67];[Tablas.A1];[Tablas.L68];[Tablas.A1];[Tablas.L69];[Tablas.A1];[Tablas.L70];[Tablas.A1];[Tablas.L71];[Tablas.A1];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 table:number-columns-repeated="4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table:style-name="ce40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 table:number-columns-spanned="3" table:number-rows-spanned="1">
            <text:p>CUANDO SE INSERTA UN SOCIO, SE INSERTA EN LA TABLA <text:s/>FINCA CON TODOS LOS DATOS VACIOS.</text:p>
          </table:table-cell>
          <table:covered-table-cell table:style-name="ce51"/>
          <table:covered-table-cell table:style-name="ce54"/>
          <table:table-cell table:style-name="ce51"/>
          <table:table-cell table:number-columns-repeated="3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style-name="ce40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/>
          <table:table-cell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style-name="ce40"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0"/>
          <table:table-cell table:number-columns-repeated="4"/>
        </table:table-row>
        <table:table-row table:style-name="ro2">
          <table:table-cell table:style-name="ce41"/>
          <table:table-cell table:style-name="ce46" office:value-type="string" calcext:value-type="string" table:number-columns-spanned="3" table:number-rows-spanned="1">
            <text:p>CUANDO SE TENGA INSERTADA LA FINCA, DESDE LA VENTANA FINCA.PHP SE ACTUALIZA LA TABLA FINCAS</text:p>
          </table:table-cell>
          <table:covered-table-cell table:style-name="ce41"/>
          <table:covered-table-cell table:style-name="ce55"/>
          <table:table-cell table:number-columns-repeated="4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update</text:p>
          </table:table-cell>
          <table:table-cell table:style-name="ce40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number-columns-repeated="3"/>
        </table:table-row>
        <table:table-row table:style-name="ro2">
          <table:table-cell table:style-name="ce43" office:value-type="string" calcext:value-type="string" table:number-columns-spanned="4" table:number-rows-spanned="1">
            <text:p>ESTAS OPCIONES SERAN CUANDO SE TENGA AL MENOS UN SOCIO REGISTRADO</text:p>
          </table:table-cell>
          <table:covered-table-cell table:style-name="ce48"/>
          <table:covered-table-cell table:number-columns-repeated="2" table:style-name="ce52"/>
          <table:table-cell table:style-name="ce42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update</text:p>
          </table:table-cell>
          <table:table-cell table:style-name="ce40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office:value-type="string" calcext:value-type="string">
            <text:p>WHERE socioid =idnuevo</text:p>
          </table:table-cell>
          <table:table-cell table:number-columns-repeated="3"/>
        </table:table-row>
        <table:table-row table:style-name="ro2">
          <table:table-cell table:style-name="ce44"/>
          <table:table-cell table:style-name="ce49" table:formula="of:=[Tablas.L64]" office:value-type="string" office:string-value="tbsocio" calcext:value-type="string">
            <text:p>tbsocio</text:p>
          </table:table-cell>
          <table:table-cell table:style-name="ce44" office:value-type="string" calcext:value-type="string">
            <text:p>delete</text:p>
          </table:table-cell>
          <table:table-cell table:style-name="ce49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style-name="ce44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select</text:p>
          </table:table-cell>
          <table:table-cell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46" table:formula="of:=[.A13]" office:value-type="string" office:string-value="ESTAS OPCIONES SERAN CUANDO SE TENGA AL MENOS UN SOCIO REGISTRADO" calcext:value-type="string" table:number-columns-spanned="3" table:number-rows-spanned="1">
            <text:p>ESTAS OPCIONES SERAN CUANDO SE TENGA AL MENOS UN SOCIO REGISTRADO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44"/>
          <table:table-cell table:style-name="ce44" table:formula="of:=[Tablas.F64]" office:value-type="string" office:string-value="tbsociodireccion" calcext:value-type="string">
            <text:p>tbsociodireccion</text:p>
          </table:table-cell>
          <table:table-cell table:style-name="ce44" office:value-type="string" calcext:value-type="string">
            <text:p>delete</text:p>
          </table:table-cell>
          <table:table-cell table:style-name="ce44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style-name="ce44"/>
          <table:table-cell table:number-columns-repeated="3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select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50" office:value-type="string" calcext:value-type="string" table:number-columns-spanned="2" table:number-rows-spanned="1">
            <text:p>CREADO PERO NO SE APLICA.</text:p>
          </table:table-cell>
          <table:covered-table-cell table:style-name="ce53"/>
          <table:table-cell table:number-columns-repeated="2"/>
          <table:table-cell table:style-name="Default" table:number-columns-repeated="3"/>
        </table:table-row>
      </table:table>
      <table:table table:name="finca" table:style-name="ta6"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5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  <table:table-cell table:number-columns-repeated="4"/>
        </table:table-row>
        <table:table-row table:style-name="ro2">
          <table:table-cell/>
          <table:table-cell table:style-name="ce40"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/>
          <table:table-cell table:style-name="ce44" office:value-type="string" calcext:value-type="string">
            <text:p>Inserta cuatro registros</text:p>
          </table:table-cell>
          <table:table-cell table:style-name="ce44" table:number-columns-repeated="3"/>
        </table:table-row>
        <table:table-row table:style-name="ro2">
          <table:table-cell/>
          <table:table-cell table:style-name="ce40"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/>
          <table:table-cell table:style-name="ce44" office:value-type="string" calcext:value-type="string">
            <text:p>inserta seis registros</text:p>
          </table:table-cell>
          <table:table-cell table:style-name="ce44" table:number-columns-repeated="3"/>
        </table:table-row>
        <table:table-row table:style-name="ro2">
          <table:table-cell/>
          <table:table-cell table:style-name="ce40" table:formula="of:=[Tablas.I75]" office:value-type="string" office:string-value="tbfincatipo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table:formula="of:=CONCATENATE([Tablas.I77])" office:value-type="string" office:string-value="fincatiponombre" calcext:value-type="string">
            <text:p>fincatiponombre</text:p>
          </table:table-cell>
          <table:table-cell/>
          <table:table-cell table:style-name="ce44" office:value-type="string" calcext:value-type="string">
            <text:p>inserta un <text:s/>registro</text:p>
          </table:table-cell>
          <table:table-cell table:style-name="ce44" table:number-columns-repeated="3"/>
        </table:table-row>
        <table:table-row table:style-name="ro2">
          <table:table-cell table:number-columns-repeated="3"/>
          <table:table-cell table:style-name="ce56"/>
          <table:table-cell table:number-columns-repeated="5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3"/>
          <table:table-cell table:formula="of:=CONCATENATE([Tablas.L2])">
            <text:p/>
          </table:table-cell>
          <table:table-cell table:number-columns-repeated="5"/>
        </table:table-row>
      </table:table>
      <table:table table:name="Fierro" table:style-name="ta7">
        <table:table-column table:style-name="co13" table:default-cell-style-name="Default"/>
        <table:table-column table:style-name="co33" table:default-cell-style-name="ce40"/>
        <table:table-column table:style-name="co13" table:default-cell-style-name="Default"/>
        <table:table-column table:style-name="co34" table:default-cell-style-name="ce40"/>
        <table:table-column table:style-name="co13" table:default-cell-style-name="Default"/>
        <table:table-column table:style-name="co13" table:number-columns-repeated="4" table:default-cell-style-name="ce44"/>
        <table:table-row table:style-name="ro8">
          <table:table-cell/>
          <table:table-cell table:style-name="Default" office:value-type="string" calcext:value-type="string">
            <text:p>CRUD FIERRO</text:p>
          </table:table-cell>
          <table:table-cell table:style-name="ce19" office:value-type="string" calcext:value-type="string" table:number-columns-spanned="6" table:number-rows-spanned="1">
            <text:p>Esta accion se realizara desde la vista <text:s/>fincaView.php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/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  <table:table-cell table:style-name="Default" table:number-columns-repeated="4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insert</text:p>
          </table:table-cell>
          <table:table-cell table:formula="of:=CONCATENATE([Tablas.F91];[Tablas.A1];[Tablas.F92];[Tablas.A1];[Tablas.F93])" office:value-type="string" office:string-value="fierrotiene, fierroruta, idsocio" calcext:value-type="string">
            <text:p>fierrotiene, fierroruta, idsocio</text:p>
          </table:table-cell>
          <table:table-cell/>
          <table:table-cell office:value-type="string" calcext:value-type="string">
            <text:p>Inserta un nuevo fierro 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select</text:p>
          </table:table-cell>
          <table:table-cell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Devuelve el fierro apartir de un socioid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update</text:p>
          </table:table-cell>
          <table:table-cell table:formula="of:=CONCATENATE([Tablas.F92];[Tablas.A1];[Tablas.F93])" office:value-type="string" office:string-value="fierroruta, idsocio" calcext:value-type="string">
            <text:p>fierroruta, idsocio</text:p>
          </table:table-cell>
          <table:table-cell/>
          <table:table-cell office:value-type="string" calcext:value-type="string">
            <text:p>Actualiza un fierro de un socio.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delete</text:p>
          </table:table-cell>
          <table:table-cell table:style-name="ce57"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Eliminar el fierro del socio</text:p>
          </table:table-cell>
          <table:table-cell table:number-columns-repeated="3"/>
        </table:table-row>
      </table:table>
      <table:table table:name="colaborador" table:style-name="ta8">
        <table:table-column table:style-name="co13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40"/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insert</text:p>
          </table:table-cell>
          <table:table-cell table:formula="of:=CONCATENATE([Tablas.L90];[Tablas.A1];[Tablas.L91];[Tablas.A1];[Tablas.L92];[Tablas.A1];[Tablas.L93];[Tablas.A1];[Tablas.L94];[Tablas.A1];[Tablas.L95];[Tablas.A1];[Tablas.L96])" office:value-type="string" office:string-value="colaboradorid, colaboradorcedula, colaboradornombre, colaboradorprimerapellido, colaboradorsegundoapellido, colaboradorcorreo, colaboradortelefono" calcext:value-type="string">
            <text:p>colaboradorid, colaboradorcedula, colaboradornombre, colaboradorprimerapellido, colaboradorsegundoapellido, colaboradorcorreo, colaboradortelefono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update</text:p>
          </table:table-cell>
          <table:table-cell table:formula="of:=CONCATENATE([Tablas.L91];[Tablas.A1];[Tablas.L92];[Tablas.A1];[Tablas.L93];[Tablas.A1];[Tablas.L94];[Tablas.A1];[Tablas.L95];[Tablas.A1];[Tablas.L96])" office:value-type="string" office:string-value="colaboradorcedula, colaboradornombre, colaboradorprimerapellido, colaboradorsegundoapellido, colaboradorcorreo, colaboradortelefono" calcext:value-type="string">
            <text:p>colaboradorcedula, colaboradornombre, colaboradorprimerapellido, colaboradorsegundoapellido, colaboradorcorreo, colaboradortelefono</text:p>
          </table:table-cell>
          <table:table-cell office:value-type="string" calcext:value-type="string">
            <text:p>Actualizara los valores de la tabla por medio del id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select</text:p>
          </table:table-cell>
          <table:table-cell table:formula="of:=CONCATENATE([Tablas.L91])" office:value-type="string" office:string-value="colaboradorcedula" calcext:value-type="string">
            <text:p>colaboradorcedula</text:p>
          </table:table-cell>
          <table:table-cell office:value-type="string" calcext:value-type="string">
            <text:p>Por medio de la cedula, se podra consultar el colaborador registrado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delate</text:p>
          </table:table-cell>
          <table:table-cell table:formula="of:=CONCATENATE([Tablas.L90])" office:value-type="string" office:string-value="colaboradorid" calcext:value-type="string">
            <text:p>colaboradorid</text:p>
          </table:table-cell>
          <table:table-cell office:value-type="string" calcext:value-type="string">
            <text:p>Por medio de un id colaborador se eliminara el colaborador</text:p>
          </table:table-cell>
        </table:table-row>
      </table:table>
      <table:table table:name="actaaprobacion" table:style-name="ta9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</table:table-row>
        <table:table-row table:style-name="ro2">
          <table:table-cell table:style-name="ce40" table:formula="of:=[Tablas.C123]" office:value-type="string" office:string-value="tbactaaprobacion" calcext:value-type="string">
            <text:p>tbactaaprobacion</text:p>
          </table:table-cell>
          <table:table-cell office:value-type="string" calcext:value-type="string">
            <text:p>Insert</text:p>
          </table:table-cell>
          <table:table-cell table:style-name="ce40" table:formula="of:=CONCATENATE([Tablas.C124];[Tablas.A1];[Tablas.C125];[Tablas.A1];[Tablas.C126];[Tablas.A1];[Tablas.C127];[Tablas.A1];[Tablas.C128];[Tablas.A1];[Tablas.C129])" office:value-type="string" office:string-value="actaaprocionid, socioid, actaaprocionsecion, actaaprocionfecha, actaaprocioncodicion, actaaprobacionmotivo" calcext:value-type="string">
            <text:p>actaaprocionid, socioid, actaaprocionsecion, actaaprocionfecha, actaaprocioncodicion, actaaprobacionmotivo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 table:style-name="ce40" table:formula="of:=[Tablas.C123]" office:value-type="string" office:string-value="tbactaaprobacion" calcext:value-type="string">
            <text:p>tbactaaprobacion</text:p>
          </table:table-cell>
          <table:table-cell office:value-type="string" calcext:value-type="string">
            <text:p>Update</text:p>
          </table:table-cell>
          <table:table-cell table:formula="of:=CONCATENATE([Tablas.C126];[Tablas.A1];[Tablas.C127];[Tablas.A1];[Tablas.C128];[Tablas.A1];[Tablas.C129])" office:value-type="string" office:string-value="actaaprocionsecion, actaaprocionfecha, actaaprocioncodicion, actaaprobacionmotivo" calcext:value-type="string">
            <text:p>actaaprocionsecion, actaaprocionfecha, actaaprocioncodicion, actaaprobacionmotivo</text:p>
          </table:table-cell>
          <table:table-cell office:value-type="string" calcext:value-type="string">
            <text:p>Actualiza en la tabla los datos anteriores</text:p>
          </table:table-cell>
        </table:table-row>
        <table:table-row table:style-name="ro2">
          <table:table-cell table:style-name="ce40" table:formula="of:=[Tablas.C123]" office:value-type="string" office:string-value="tbactaaprobacion" calcext:value-type="string">
            <text:p>tbactaaprobacion</text:p>
          </table:table-cell>
          <table:table-cell office:value-type="string" calcext:value-type="string">
            <text:p>Delete</text:p>
          </table:table-cell>
          <table:table-cell table:style-name="ce40" table:formula="of:=[Tablas.C125]" office:value-type="string" office:string-value="socioid" calcext:value-type="string">
            <text:p>socioid</text:p>
          </table:table-cell>
          <table:table-cell office:value-type="string" calcext:value-type="string">
            <text:p>Por medio de un id <text:s/>se eliminara</text:p>
          </table:table-cell>
        </table:table-row>
        <table:table-row table:style-name="ro2">
          <table:table-cell table:formula="of:=[Tablas.C123]" office:value-type="string" office:string-value="tbactaaprobacion" calcext:value-type="string">
            <text:p>tbactaaprobacion</text:p>
          </table:table-cell>
          <table:table-cell office:value-type="string" calcext:value-type="string">
            <text:p>Select</text:p>
          </table:table-cell>
          <table:table-cell table:formula="of:=[Tablas.C125]" office:value-type="string" office:string-value="socioid" calcext:value-type="string">
            <text:p>socioid</text:p>
          </table:table-cell>
          <table:table-cell office:value-type="string" calcext:value-type="string">
            <text:p>Consulta los datos por un id</text:p>
          </table:table-cell>
        </table:table-row>
      </table:table>
      <table:table table:name="anualidad" table:style-name="ta10">
        <table:table-column table:style-name="co42" table:default-cell-style-name="Default"/>
        <table:table-column table:style-name="co13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</table:table-row>
        <table:table-row table:style-name="ro2">
          <table:table-cell table:style-name="ce40" table:formula="of:=[Tablas.F123]" office:value-type="string" office:string-value="tbanualidad" calcext:value-type="string">
            <text:p>tbanualidad</text:p>
          </table:table-cell>
          <table:table-cell office:value-type="string" calcext:value-type="string">
            <text:p>Insert</text:p>
          </table:table-cell>
          <table:table-cell table:style-name="ce58" table:formula="of:=CONCATENATE([Tablas.F124];[Tablas.A1];[Tablas.F125];[Tablas.A1];[Tablas.F126];[Tablas.A1];[Tablas.F127])" office:value-type="string" office:string-value="anualidadid, responsableid, anualidadmonto, anualidadfechaactualizacion" calcext:value-type="string">
            <text:p>anualidadid, responsableid, anualidadmonto, anualidadfechaactualizacion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 table:style-name="ce40" table:formula="of:=[Tablas.F123]" office:value-type="string" office:string-value="tbanualidad" calcext:value-type="string">
            <text:p>tbanualidad</text:p>
          </table:table-cell>
          <table:table-cell office:value-type="string" calcext:value-type="string">
            <text:p>Update</text:p>
          </table:table-cell>
          <table:table-cell table:formula="of:=CONCATENATE([Tablas.F126];[Tablas.A1];[Tablas.F127])" office:value-type="string" office:string-value="anualidadmonto, anualidadfechaactualizacion" calcext:value-type="string">
            <text:p>anualidadmonto, anualidadfechaactualizacion</text:p>
          </table:table-cell>
          <table:table-cell office:value-type="string" calcext:value-type="string">
            <text:p>Actualiza en la tabla los datos anteriores</text:p>
          </table:table-cell>
        </table:table-row>
        <table:table-row table:style-name="ro2">
          <table:table-cell table:formula="of:=[Tablas.F123]" office:value-type="string" office:string-value="tbanualidad" calcext:value-type="string">
            <text:p>tbanualidad</text:p>
          </table:table-cell>
          <table:table-cell office:value-type="string" calcext:value-type="string">
            <text:p>Delete</text:p>
          </table:table-cell>
          <table:table-cell table:style-name="ce40" table:formula="of:=CONCATENATE([Tablas.F125];)" office:value-type="string" office:string-value="responsableid" calcext:value-type="string">
            <text:p>responsableid</text:p>
          </table:table-cell>
          <table:table-cell office:value-type="string" calcext:value-type="string">
            <text:p>Por medio de un id <text:s/>se eliminara</text:p>
          </table:table-cell>
        </table:table-row>
        <table:table-row table:style-name="ro2">
          <table:table-cell table:formula="of:=[Tablas.F123]" office:value-type="string" office:string-value="tbanualidad" calcext:value-type="string">
            <text:p>tbanualidad</text:p>
          </table:table-cell>
          <table:table-cell office:value-type="string" calcext:value-type="string">
            <text:p>Select</text:p>
          </table:table-cell>
          <table:table-cell table:formula="of:=CONCATENATE([Tablas.F125];)" office:value-type="string" office:string-value="responsableid" calcext:value-type="string">
            <text:p>responsableid</text:p>
          </table:table-cell>
          <table:table-cell office:value-type="string" calcext:value-type="string">
            <text:p>Consulta los datos por un id</text:p>
          </table:table-cell>
        </table:table-row>
      </table:table>
      <table:table table:name="pagoanualidad" table:style-name="ta1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</table:table-row>
        <table:table-row table:style-name="ro2">
          <table:table-cell table:formula="of:=[Tablas.I123]" office:value-type="string" office:string-value="tbpagoanualidad" calcext:value-type="string">
            <text:p>tbpagoanualidad</text:p>
          </table:table-cell>
          <table:table-cell office:value-type="string" calcext:value-type="string">
            <text:p>Insert</text:p>
          </table:table-cell>
          <table:table-cell table:style-name="ce40" table:formula="of:=CONCATENATE([Tablas.I124];[Tablas.A1];[Tablas.I125];[Tablas.A1];[Tablas.I126];[Tablas.A1];[Tablas.I127];[Tablas.A1];[Tablas.I128];[Tablas.A1];[Tablas.I129])" office:value-type="string" office:string-value="pagoanualidadid, socioid, pagoanualidadanterior, pagoanuliadadactual, pagoanualidadproximo, pagoanualidadestado" calcext:value-type="string">
            <text:p>pagoanualidadid, socioid, pagoanualidadanterior, pagoanuliadadactual, pagoanualidadproximo, pagoanualidadestado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 table:formula="of:=[Tablas.I123]" office:value-type="string" office:string-value="tbpagoanualidad" calcext:value-type="string">
            <text:p>tbpagoanualidad</text:p>
          </table:table-cell>
          <table:table-cell office:value-type="string" calcext:value-type="string">
            <text:p>Update</text:p>
          </table:table-cell>
          <table:table-cell table:style-name="ce40" table:formula="of:=CONCATENATE([Tablas.I126];[Tablas.A1];[Tablas.I127];[Tablas.A1];[Tablas.I128];[Tablas.A1];[Tablas.I129])" office:value-type="string" office:string-value="pagoanualidadanterior, pagoanuliadadactual, pagoanualidadproximo, pagoanualidadestado" calcext:value-type="string">
            <text:p>pagoanualidadanterior, pagoanuliadadactual, pagoanualidadproximo, pagoanualidadestado</text:p>
          </table:table-cell>
          <table:table-cell office:value-type="string" calcext:value-type="string">
            <text:p>Actualiza en la tabla los datos anteriores</text:p>
          </table:table-cell>
        </table:table-row>
        <table:table-row table:style-name="ro2">
          <table:table-cell table:formula="of:=[Tablas.I123]" office:value-type="string" office:string-value="tbpagoanualidad" calcext:value-type="string">
            <text:p>tbpagoanualidad</text:p>
          </table:table-cell>
          <table:table-cell office:value-type="string" calcext:value-type="string">
            <text:p>Delete</text:p>
          </table:table-cell>
          <table:table-cell table:style-name="ce40" table:formula="of:=CONCATENATE([Tablas.I125])" office:value-type="string" office:string-value="socioid" calcext:value-type="string">
            <text:p>socioid</text:p>
          </table:table-cell>
          <table:table-cell office:value-type="string" calcext:value-type="string">
            <text:p>Por medio de un id <text:s/>se eliminara</text:p>
          </table:table-cell>
        </table:table-row>
        <table:table-row table:style-name="ro2">
          <table:table-cell table:formula="of:=[Tablas.I123]" office:value-type="string" office:string-value="tbpagoanualidad" calcext:value-type="string">
            <text:p>tbpagoanualidad</text:p>
          </table:table-cell>
          <table:table-cell office:value-type="string" calcext:value-type="string">
            <text:p>Select</text:p>
          </table:table-cell>
          <table:table-cell table:formula="of:=CONCATENATE([Tablas.I125])" office:value-type="string" office:string-value="socioid" calcext:value-type="string">
            <text:p>socioid</text:p>
          </table:table-cell>
          <table:table-cell office:value-type="string" calcext:value-type="string">
            <text:p>Consulta los datos por un id</text:p>
          </table:table-cell>
        </table:table-row>
      </table:table>
      <table:table table:name="login" table:style-name="ta12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</table:table-row>
        <table:table-row table:style-name="ro2">
          <table:table-cell table:style-name="ce40" table:formula="of:=[Tablas.C140]" office:value-type="string" office:string-value="tblogin" calcext:value-type="string">
            <text:p>tblogin</text:p>
          </table:table-cell>
          <table:table-cell office:value-type="string" calcext:value-type="string">
            <text:p>insert</text:p>
          </table:table-cell>
          <table:table-cell table:style-name="ce40" table:formula="of:=CONCATENATE([Tablas.C141];[Tablas.A1];[Tablas.C142];[Tablas.A1];[Tablas.C143];[Tablas.A1];[Tablas.C144];[Tablas.A1];[Tablas.C145])" office:value-type="string" office:string-value="idlogin, socioid, userlogin, passwordlogin, rollogin" calcext:value-type="string">
            <text:p>idlogin, socioid, userlogin, passwordlogin, rollogin</text:p>
          </table:table-cell>
          <table:table-cell office:value-type="string" calcext:value-type="string">
            <text:p>Inserta los datos anteriores </text:p>
          </table:table-cell>
        </table:table-row>
        <table:table-row table:style-name="ro2">
          <table:table-cell table:style-name="ce40" table:formula="of:=[Tablas.C140]" office:value-type="string" office:string-value="tblogin" calcext:value-type="string">
            <text:p>tblogin</text:p>
          </table:table-cell>
          <table:table-cell office:value-type="string" calcext:value-type="string">
            <text:p>Updete</text:p>
          </table:table-cell>
          <table:table-cell table:formula="of:=CONCATENATE([Tablas.C144];)" office:value-type="string" office:string-value="passwordlogin" calcext:value-type="string">
            <text:p>passwordlogin</text:p>
          </table:table-cell>
          <table:table-cell office:value-type="string" calcext:value-type="string">
            <text:p>Actualiza la contraseña seun el userlogin</text:p>
          </table:table-cell>
        </table:table-row>
        <table:table-row table:style-name="ro2">
          <table:table-cell table:style-name="ce40" table:formula="of:=[Tablas.C140]" office:value-type="string" office:string-value="tblogin" calcext:value-type="string">
            <text:p>tblogin</text:p>
          </table:table-cell>
          <table:table-cell office:value-type="string" calcext:value-type="string">
            <text:p>Select</text:p>
          </table:table-cell>
          <table:table-cell table:formula="of:=CONCATENATE([Tablas.C144])" office:value-type="string" office:string-value="passwordlogin" calcext:value-type="string">
            <text:p>passwordlogin</text:p>
          </table:table-cell>
          <table:table-cell office:value-type="string" calcext:value-type="string">
            <text:p>Saca todas las contraseñas Con los datos del Socio</text:p>
          </table:table-cell>
        </table:table-row>
      </table:table>
      <table:table table:name="aviso" table:style-name="ta13">
        <table:table-column table:style-name="co53" table:default-cell-style-name="Default"/>
        <table:table-column table:style-name="co49" table:default-cell-style-name="Default"/>
        <table:table-column table:style-name="co54" table:default-cell-style-name="Default"/>
        <table:table-column table:style-name="co55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7" office:value-type="string" calcext:value-type="string">
            <text:p>tabla</text:p>
          </table:table-cell>
          <table:table-cell table:style-name="ce37" office:value-type="string" calcext:value-type="string">
            <text:p>sql</text:p>
          </table:table-cell>
          <table:table-cell table:style-name="ce37" office:value-type="string" calcext:value-type="string">
            <text:p>campo</text:p>
          </table:table-cell>
          <table:table-cell table:style-name="ce37" office:value-type="string" calcext:value-type="string">
            <text:p>valor</text:p>
          </table:table-cell>
        </table:table-row>
        <table:table-row table:style-name="ro2">
          <table:table-cell table:style-name="ce40" table:formula="of:=[Tablas.F140]" office:value-type="string" office:string-value="tbaviso" calcext:value-type="string">
            <text:p>tbaviso</text:p>
          </table:table-cell>
          <table:table-cell office:value-type="string" calcext:value-type="string">
            <text:p>Insert</text:p>
          </table:table-cell>
          <table:table-cell table:formula="of:=CONCATENATE([Tablas.F141];[Tablas.A1];[Tablas.F142];[Tablas.A1];[Tablas.F143];[Tablas.A1];[Tablas.F144];[Tablas.A1];[Tablas.F145];)" office:value-type="string" office:string-value="idaviso, socioId, temaaviso, detalleaviso, rutafotoaviso" calcext:value-type="string">
            <text:p>idaviso, socioId, temaaviso, detalleaviso, rutafotoaviso</text:p>
          </table:table-cell>
          <table:table-cell office:value-type="string" calcext:value-type="string">
            <text:p>Inserta los valores en la tabla</text:p>
          </table:table-cell>
        </table:table-row>
        <table:table-row table:style-name="ro2">
          <table:table-cell table:formula="of:=[Tablas.F140]" office:value-type="string" office:string-value="tbaviso" calcext:value-type="string">
            <text:p>tbaviso</text:p>
          </table:table-cell>
          <table:table-cell office:value-type="string" calcext:value-type="string">
            <text:p>Update</text:p>
          </table:table-cell>
          <table:table-cell table:formula="of:=CONCATENATE([Tablas.F143];[Tablas.A1];[Tablas.F144];[Tablas.A1];[Tablas.F145];)" office:value-type="string" office:string-value="temaaviso, detalleaviso, rutafotoaviso" calcext:value-type="string">
            <text:p>temaaviso, detalleaviso, rutafotoaviso</text:p>
          </table:table-cell>
          <table:table-cell office:value-type="string" calcext:value-type="string">
            <text:p>Actualiza los datos Solo por Con el socioid del que lo creo </text:p>
          </table:table-cell>
        </table:table-row>
        <table:table-row table:style-name="ro2">
          <table:table-cell table:style-name="ce40" table:formula="of:=[Tablas.F140]" office:value-type="string" office:string-value="tbaviso" calcext:value-type="string">
            <text:p>tbaviso</text:p>
          </table:table-cell>
          <table:table-cell office:value-type="string" calcext:value-type="string">
            <text:p>Select</text:p>
          </table:table-cell>
          <table:table-cell table:style-name="ce40" table:formula="of:=CONCATENATE([Tablas.F141];[Tablas.A1];[Tablas.F142];[Tablas.A1];[Tablas.F143];[Tablas.A1];[Tablas.F144];[Tablas.A1];[Tablas.F145];)" office:value-type="string" office:string-value="idaviso, socioId, temaaviso, detalleaviso, rutafotoaviso" calcext:value-type="string">
            <text:p>idaviso, socioId, temaaviso, detalleaviso, rutafotoaviso</text:p>
          </table:table-cell>
          <table:table-cell office:value-type="string" calcext:value-type="string">
            <text:p>Consulta todas las noticias y las muest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22:08:35.2921504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10-27T22:35:43.617424804</dc:date>
    <meta:editing-duration>P1DT2H58S</meta:editing-duration>
    <meta:editing-cycles>51</meta:editing-cycles>
    <meta:generator>LibreOffice/5.1.4.2$Linux_X86_64 LibreOffice_project/10m0$Build-2</meta:generator>
    <meta:document-statistic meta:table-count="13" meta:cell-count="580" meta:object-count="0"/>
  </office:meta>
</office:document-meta>
</file>